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216.51mm" svg:height="121.78mm" svg:x="21.93mm" svg:y="36.43mm">
            <draw:object draw:notify-on-update-of-ranges="Arkusz1.B4:Arkusz1.E4 Arkusz1.A5:Arkusz1.A5 Arkusz1.B5:Arkusz1.E5 Arkusz1.A6:Arkusz1.A6 Arkusz1.B6:Arkusz1.E6 Arkusz1.A7:Arkusz1.A7 Arkusz1.B7:Arkusz1.E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14.2mm" svg:height="120.48mm" svg:x="140.99mm" svg:y="102.53mm">
            <draw:object draw:notify-on-update-of-ranges="Arkusz1.B4:Arkusz1.D4 Arkusz1.A5:Arkusz1.A5 Arkusz1.B5:Arkusz1.D5 Arkusz1.A6:Arkusz1.A6 Arkusz1.B6:Arkusz1.D6 Arkusz1.A7:Arkusz1.A7 Arkusz1.B7:Arkusz1.D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27.22mm" svg:height="184.05mm" svg:x="21.92mm" svg:y="303.28mm">
            <draw:object draw:notify-on-update-of-ranges="Arkusz1.B61:Arkusz1.B65 Arkusz1.C60:Arkusz1.C60 Arkusz1.C61:Arkusz1.C65 Arkusz1.F60:Arkusz1.F60 Arkusz1.F61:Arkusz1.F6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Maszyna:</text:p>
          </table:table-cell>
          <table:table-cell office:value-type="string" calcext:value-type="string" table:number-columns-spanned="4" table:number-rows-spanned="1">
            <text:p>Intel© Core™ i5-7200U CPU @ 2.50GHz × 2</text:p>
          </table:table-cell>
          <table:covered-table-cell table:number-columns-repeated="3"/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5k 50</text:p>
          </table:table-cell>
          <table:table-cell office:value-type="string" calcext:value-type="string">
            <text:p>10k 100</text:p>
          </table:table-cell>
          <table:table-cell office:value-type="string" calcext:value-type="string">
            <text:p>50k 500 </text:p>
          </table:table-cell>
          <table:table-cell office:value-type="string" calcext:value-type="string">
            <text:p>500k 5000</text:p>
          </table:table-cell>
          <table:table-cell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500000" calcext:value-type="float">
            <text:p>500000</text:p>
          </table:table-cell>
          <table:table-cell/>
        </table:table-row>
        <table:table-row table:style-name="ro1">
          <table:table-cell office:value-type="string" calcext:value-type="string">
            <text:p>Algorytm 3</text:p>
          </table:table-cell>
          <table:table-cell office:value-type="float" office:value="0.002025" calcext:value-type="float">
            <text:p>0,002025</text:p>
          </table:table-cell>
          <table:table-cell office:value-type="float" office:value="0.003526" calcext:value-type="float">
            <text:p>0,003526</text:p>
          </table:table-cell>
          <table:table-cell office:value-type="float" office:value="0.011087" calcext:value-type="float">
            <text:p>0,011087</text:p>
          </table:table-cell>
          <table:table-cell office:value-type="float" office:value="0.140283" calcext:value-type="float">
            <text:p>0,140283</text:p>
          </table:table-cell>
          <table:table-cell/>
        </table:table-row>
        <table:table-row table:style-name="ro1">
          <table:table-cell office:value-type="string" calcext:value-type="string">
            <text:p>Algorytm 2</text:p>
          </table:table-cell>
          <table:table-cell office:value-type="float" office:value="0.001608" calcext:value-type="float">
            <text:p>0,001608</text:p>
          </table:table-cell>
          <table:table-cell office:value-type="float" office:value="0.003145" calcext:value-type="float">
            <text:p>0,003145</text:p>
          </table:table-cell>
          <table:table-cell office:value-type="float" office:value="0.026488" calcext:value-type="float">
            <text:p>0,026488</text:p>
          </table:table-cell>
          <table:table-cell office:value-type="float" office:value="1.747767" calcext:value-type="float">
            <text:p>1,747767</text:p>
          </table:table-cell>
          <table:table-cell/>
        </table:table-row>
        <table:table-row table:style-name="ro1">
          <table:table-cell office:value-type="string" calcext:value-type="string">
            <text:p>Algorytm 1</text:p>
          </table:table-cell>
          <table:table-cell office:value-type="float" office:value="0.00035" calcext:value-type="float">
            <text:p>0,00035</text:p>
          </table:table-cell>
          <table:table-cell office:value-type="float" office:value="0.000673" calcext:value-type="float">
            <text:p>0,000673</text:p>
          </table:table-cell>
          <table:table-cell office:value-type="float" office:value="0.047985" calcext:value-type="float">
            <text:p>0,047985</text:p>
          </table:table-cell>
          <table:table-cell office:value-type="float" office:value="0.034043" calcext:value-type="float">
            <text:p>0,034043</text:p>
          </table:table-cell>
          <table:table-cell/>
        </table:table-row>
        <table:table-row table:style-name="ro1" table:number-rows-repeated="51">
          <table:table-cell table:number-columns-repeated="6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1 core</text:p>
          </table:table-cell>
          <table:table-cell office:value-type="string" calcext:value-type="string">
            <text:p>2 core</text:p>
          </table:table-cell>
          <table:table-cell office:value-type="string" calcext:value-type="string">
            <text:p>3 core</text:p>
          </table:table-cell>
          <table:table-cell office:value-type="string" calcext:value-type="string">
            <text:p>4 cores</text:p>
          </table:table-cell>
        </table:table-row>
        <table:table-row table:style-name="ro1">
          <table:table-cell/>
          <table:table-cell office:value-type="string" calcext:value-type="string">
            <text:p>filling</text:p>
          </table:table-cell>
          <table:table-cell office:value-type="float" office:value="2.132256" calcext:value-type="float">
            <text:p>2,132256</text:p>
          </table:table-cell>
          <table:table-cell office:value-type="float" office:value="1.073247" calcext:value-type="float">
            <text:p>1,073247</text:p>
          </table:table-cell>
          <table:table-cell office:value-type="float" office:value="0.589219" calcext:value-type="float">
            <text:p>0,589219</text:p>
          </table:table-cell>
          <table:table-cell office:value-type="float" office:value="0.388592" calcext:value-type="float">
            <text:p>0,388592</text:p>
          </table:table-cell>
        </table:table-row>
        <table:table-row table:style-name="ro1">
          <table:table-cell/>
          <table:table-cell office:value-type="string" calcext:value-type="string">
            <text:p>spread</text:p>
          </table:table-cell>
          <table:table-cell office:value-type="float" office:value="1.251743" calcext:value-type="float">
            <text:p>1,251743</text:p>
          </table:table-cell>
          <table:table-cell office:value-type="float" office:value="1.839721" calcext:value-type="float">
            <text:p>1,839721</text:p>
          </table:table-cell>
          <table:table-cell office:value-type="float" office:value="1.631437" calcext:value-type="float">
            <text:p>1,631437</text:p>
          </table:table-cell>
          <table:table-cell office:value-type="float" office:value="1.276093" calcext:value-type="float">
            <text:p>1,276093</text:p>
          </table:table-cell>
        </table:table-row>
        <table:table-row table:style-name="ro1">
          <table:table-cell/>
          <table:table-cell office:value-type="string" calcext:value-type="string">
            <text:p>sort</text:p>
          </table:table-cell>
          <table:table-cell office:value-type="float" office:value="35.963928" calcext:value-type="float">
            <text:p>35,963928</text:p>
          </table:table-cell>
          <table:table-cell office:value-type="float" office:value="25.19252" calcext:value-type="float">
            <text:p>25,19252</text:p>
          </table:table-cell>
          <table:table-cell office:value-type="float" office:value="11.914331" calcext:value-type="float">
            <text:p>11,914331</text:p>
          </table:table-cell>
          <table:table-cell office:value-type="float" office:value="8.52936" calcext:value-type="float">
            <text:p>8,52936</text:p>
          </table:table-cell>
        </table:table-row>
        <table:table-row table:style-name="ro1">
          <table:table-cell/>
          <table:table-cell office:value-type="string" calcext:value-type="string">
            <text:p>combine</text:p>
          </table:table-cell>
          <table:table-cell office:value-type="float" office:value="0.561278" calcext:value-type="float">
            <text:p>0,561278</text:p>
          </table:table-cell>
          <table:table-cell office:value-type="float" office:value="0.428711" calcext:value-type="float">
            <text:p>0,428711</text:p>
          </table:table-cell>
          <table:table-cell office:value-type="float" office:value="0.284325" calcext:value-type="float">
            <text:p>0,284325</text:p>
          </table:table-cell>
          <table:table-cell office:value-type="float" office:value="0.636752" calcext:value-type="float">
            <text:p>0,636752</text:p>
          </table:table-cell>
        </table:table-row>
        <table:table-row table:style-name="ro1">
          <table:table-cell/>
          <table:table-cell office:value-type="string" calcext:value-type="string">
            <text:p>complete</text:p>
          </table:table-cell>
          <table:table-cell office:value-type="float" office:value="39.909262" calcext:value-type="float">
            <text:p>39,909262</text:p>
          </table:table-cell>
          <table:table-cell office:value-type="float" office:value="28.534283" calcext:value-type="float">
            <text:p>28,534283</text:p>
          </table:table-cell>
          <table:table-cell office:value-type="float" office:value="14.41941" calcext:value-type="float">
            <text:p>14,41941</text:p>
          </table:table-cell>
          <table:table-cell office:value-type="float" office:value="10.383984" calcext:value-type="float">
            <text:p>10,3839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9">00.00.0000</text:date>, <text:time style:data-style-name="N2" text:time-value="22:27:10.725592487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4T12:25:42.776067527</meta:creation-date>
    <dc:date>2020-05-09T22:36:48.033211796</dc:date>
    <meta:editing-duration>PT52M52S</meta:editing-duration>
    <meta:editing-cycles>6</meta:editing-cycles>
    <meta:generator>LibreOffice/6.0.7.3$Linux_X86_64 LibreOffice_project/00m0$Build-3</meta:generator>
    <meta:document-statistic meta:table-count="1" meta:cell-count="5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652cm" svg:height="12.179cm" xlink:href=".." xlink:type="simple" chart:class="chart:line" chart:style-name="ch1">
        <chart:legend chart:legend-position="end" svg:x="18.641cm" svg:y="5.292cm" style:legend-expansion="high" chart:style-name="ch2"/>
        <chart:plot-area chart:style-name="ch3" table:cell-range-address="Arkusz1.B4:Arkusz1.E7 Arkusz1.A5:Arkusz1.A7" chart:data-source-has-labels="both" svg:x="1.444cm" svg:y="0.243cm" svg:width="16.764cm" svg:height="10.712cm">
          <chartooo:coordinate-region svg:x="2.171cm" svg:y="0.442cm" svg:width="15.48cm" svg:height="9.866cm"/>
          <chart:axis chart:dimension="x" chart:name="primary-x" chart:style-name="ch4" chartooo:axis-type="auto">
            <chartooo:date-scale/>
            <chart:title svg:x="8.605cm" svg:y="11.198cm" chart:style-name="ch5">
              <text:p>Ilość elementów</text:p>
            </chart:title>
            <chart:categories table:cell-range-address="Arkusz1.B4:Arkusz1.E4"/>
          </chart:axis>
          <chart:axis chart:dimension="y" chart:name="primary-y" chart:style-name="ch4">
            <chart:title svg:x="0.451cm" svg:y="6.225cm" chart:style-name="ch6">
              <text:p>Czas [s]</text:p>
            </chart:title>
            <chart:grid chart:style-name="ch7" chart:class="major"/>
          </chart:axis>
          <chart:series chart:style-name="ch8" chart:values-cell-range-address="Arkusz1.B5:Arkusz1.E5" chart:label-cell-address="Arkusz1.A5:Arkusz1.A5" chart:class="chart:line">
            <chart:data-point chart:repeated="4"/>
          </chart:series>
          <chart:series chart:style-name="ch9" chart:values-cell-range-address="Arkusz1.B6:Arkusz1.E6" chart:label-cell-address="Arkusz1.A6:Arkusz1.A6" chart:class="chart:line">
            <chart:data-point chart:repeated="4"/>
          </chart:series>
          <chart:series chart:style-name="ch10" chart:values-cell-range-address="Arkusz1.B7:Arkusz1.E7" chart:label-cell-address="Arkusz1.A7:Arkusz1.A7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5000">
                <text:p>5000</text:p>
                <draw:g>
                  <svg:desc>Arkusz1.B4:Arkusz1.E4</svg:desc>
                </draw:g>
              </table:table-cell>
              <table:table-cell office:value-type="float" office:value="10000">
                <text:p>10000</text:p>
              </table:table-cell>
              <table:table-cell office:value-type="float" office:value="50000">
                <text:p>50000</text:p>
              </table:table-cell>
              <table:table-cell office:value-type="float" office:value="500000">
                <text:p>500000</text:p>
              </table:table-cell>
            </table:table-row>
          </table:table-header-rows>
          <table:table-rows>
            <table:table-row>
              <table:table-cell office:value-type="string">
                <text:p>Algorytm 3</text:p>
                <draw:g>
                  <svg:desc>Arkusz1.A5:Arkusz1.A5</svg:desc>
                </draw:g>
              </table:table-cell>
              <table:table-cell office:value-type="float" office:value="0.002025">
                <text:p>0.002025</text:p>
                <draw:g>
                  <svg:desc>Arkusz1.B5:Arkusz1.E5</svg:desc>
                </draw:g>
              </table:table-cell>
              <table:table-cell office:value-type="float" office:value="0.003526">
                <text:p>0.003526</text:p>
              </table:table-cell>
              <table:table-cell office:value-type="float" office:value="0.011087">
                <text:p>0.011087</text:p>
              </table:table-cell>
              <table:table-cell office:value-type="float" office:value="0.140283">
                <text:p>0.140283</text:p>
              </table:table-cell>
            </table:table-row>
            <table:table-row>
              <table:table-cell office:value-type="string">
                <text:p>Algorytm 2</text:p>
                <draw:g>
                  <svg:desc>Arkusz1.A6:Arkusz1.A6</svg:desc>
                </draw:g>
              </table:table-cell>
              <table:table-cell office:value-type="float" office:value="0.001608">
                <text:p>0.001608</text:p>
                <draw:g>
                  <svg:desc>Arkusz1.B6:Arkusz1.E6</svg:desc>
                </draw:g>
              </table:table-cell>
              <table:table-cell office:value-type="float" office:value="0.003145">
                <text:p>0.003145</text:p>
              </table:table-cell>
              <table:table-cell office:value-type="float" office:value="0.026488">
                <text:p>0.026488</text:p>
              </table:table-cell>
              <table:table-cell office:value-type="float" office:value="1.747767">
                <text:p>1.747767</text:p>
              </table:table-cell>
            </table:table-row>
            <table:table-row>
              <table:table-cell office:value-type="string">
                <text:p>Algorytm 1</text:p>
                <draw:g>
                  <svg:desc>Arkusz1.A7:Arkusz1.A7</svg:desc>
                </draw:g>
              </table:table-cell>
              <table:table-cell office:value-type="float" office:value="0.00035">
                <text:p>0.00035</text:p>
                <draw:g>
                  <svg:desc>Arkusz1.B7:Arkusz1.E7</svg:desc>
                </draw:g>
              </table:table-cell>
              <table:table-cell office:value-type="float" office:value="0.000673">
                <text:p>0.000673</text:p>
              </table:table-cell>
              <table:table-cell office:value-type="float" office:value="0.047985">
                <text:p>0.047985</text:p>
              </table:table-cell>
              <table:table-cell office:value-type="float" office:value="0.034043">
                <text:p>0.0340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421cm" svg:height="12.049cm" xlink:href=".." xlink:type="simple" chart:class="chart:line" chart:style-name="ch1">
        <chart:legend chart:legend-position="end" svg:x="18.41cm" svg:y="5.227cm" style:legend-expansion="high" chart:style-name="ch2"/>
        <chart:plot-area chart:style-name="ch3" table:cell-range-address="Arkusz1.B4:Arkusz1.D7 Arkusz1.A5:Arkusz1.A7" chart:data-source-has-labels="both" svg:x="1.439cm" svg:y="0.24cm" svg:width="16.543cm" svg:height="10.588cm">
          <chartooo:coordinate-region svg:x="2.351cm" svg:y="0.439cm" svg:width="15.166cm" svg:height="9.742cm"/>
          <chart:axis chart:dimension="x" chart:name="primary-x" chart:style-name="ch4" chartooo:axis-type="auto">
            <chartooo:date-scale/>
            <chart:title svg:x="8.489cm" svg:y="11.068cm" chart:style-name="ch5">
              <text:p>Ilość elementów</text:p>
            </chart:title>
            <chart:categories table:cell-range-address="Arkusz1.B4:Arkusz1.D4"/>
          </chart:axis>
          <chart:axis chart:dimension="y" chart:name="primary-y" chart:style-name="ch4">
            <chart:title svg:x="0.451cm" svg:y="6.16cm" chart:style-name="ch6">
              <text:p>Czas [s]</text:p>
            </chart:title>
            <chart:grid chart:style-name="ch7" chart:class="major"/>
          </chart:axis>
          <chart:series chart:style-name="ch8" chart:values-cell-range-address="Arkusz1.B5:Arkusz1.D5" chart:label-cell-address="Arkusz1.A5:Arkusz1.A5" chart:class="chart:line">
            <chart:data-point chart:repeated="3"/>
          </chart:series>
          <chart:series chart:style-name="ch9" chart:values-cell-range-address="Arkusz1.B6:Arkusz1.D6" chart:label-cell-address="Arkusz1.A6:Arkusz1.A6" chart:class="chart:line">
            <chart:data-point chart:repeated="3"/>
          </chart:series>
          <chart:series chart:style-name="ch10" chart:values-cell-range-address="Arkusz1.B7:Arkusz1.D7" chart:label-cell-address="Arkusz1.A7:Arkusz1.A7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5000">
                <text:p>5000</text:p>
                <draw:g>
                  <svg:desc>Arkusz1.B4:Arkusz1.D4</svg:desc>
                </draw:g>
              </table:table-cell>
              <table:table-cell office:value-type="float" office:value="10000">
                <text:p>10000</text:p>
              </table:table-cell>
              <table:table-cell office:value-type="float" office:value="50000">
                <text:p>50000</text:p>
              </table:table-cell>
            </table:table-row>
          </table:table-header-rows>
          <table:table-rows>
            <table:table-row>
              <table:table-cell office:value-type="string">
                <text:p>Algorytm 3</text:p>
                <draw:g>
                  <svg:desc>Arkusz1.A5:Arkusz1.A5</svg:desc>
                </draw:g>
              </table:table-cell>
              <table:table-cell office:value-type="float" office:value="0.002025">
                <text:p>0.002025</text:p>
                <draw:g>
                  <svg:desc>Arkusz1.B5:Arkusz1.D5</svg:desc>
                </draw:g>
              </table:table-cell>
              <table:table-cell office:value-type="float" office:value="0.003526">
                <text:p>0.003526</text:p>
              </table:table-cell>
              <table:table-cell office:value-type="float" office:value="0.011087">
                <text:p>0.011087</text:p>
              </table:table-cell>
            </table:table-row>
            <table:table-row>
              <table:table-cell office:value-type="string">
                <text:p>Algorytm 2</text:p>
                <draw:g>
                  <svg:desc>Arkusz1.A6:Arkusz1.A6</svg:desc>
                </draw:g>
              </table:table-cell>
              <table:table-cell office:value-type="float" office:value="0.001608">
                <text:p>0.001608</text:p>
                <draw:g>
                  <svg:desc>Arkusz1.B6:Arkusz1.D6</svg:desc>
                </draw:g>
              </table:table-cell>
              <table:table-cell office:value-type="float" office:value="0.003145">
                <text:p>0.003145</text:p>
              </table:table-cell>
              <table:table-cell office:value-type="float" office:value="0.026488">
                <text:p>0.026488</text:p>
              </table:table-cell>
            </table:table-row>
            <table:table-row>
              <table:table-cell office:value-type="string">
                <text:p>Algorytm 1</text:p>
                <draw:g>
                  <svg:desc>Arkusz1.A7:Arkusz1.A7</svg:desc>
                </draw:g>
              </table:table-cell>
              <table:table-cell office:value-type="float" office:value="0.00035">
                <text:p>0.00035</text:p>
                <draw:g>
                  <svg:desc>Arkusz1.B7:Arkusz1.D7</svg:desc>
                </draw:g>
              </table:table-cell>
              <table:table-cell office:value-type="float" office:value="0.000673">
                <text:p>0.000673</text:p>
              </table:table-cell>
              <table:table-cell office:value-type="float" office:value="0.047985">
                <text:p>0.0479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2.723cm" svg:height="18.406cm" xlink:href=".." xlink:type="simple" chart:class="chart:bar" chart:style-name="ch1">
        <chart:legend chart:legend-position="end" svg:x="30.83cm" svg:y="8.655cm" style:legend-expansion="high" chart:style-name="ch2"/>
        <chart:plot-area chart:style-name="ch3" table:cell-range-address="Arkusz1.B61:Arkusz1.C65 Arkusz1.C60:Arkusz1.C60 Arkusz1.F60:Arkusz1.F65" chart:data-source-has-labels="both" svg:x="1.665cm" svg:y="0.368cm" svg:width="28.511cm" svg:height="16.689cm">
          <chartooo:coordinate-region svg:x="2.286cm" svg:y="0.567cm" svg:width="27.89cm" svg:height="15.843cm"/>
          <chart:axis chart:dimension="x" chart:name="primary-x" chart:style-name="ch4" chartooo:axis-type="auto">
            <chartooo:date-scale/>
            <chart:title svg:x="14.659cm" svg:y="17.425cm" chart:style-name="ch5">
              <text:p>Część algorytmu</text:p>
            </chart:title>
            <chart:categories table:cell-range-address="Arkusz1.B61:Arkusz1.B65"/>
          </chart:axis>
          <chart:axis chart:dimension="y" chart:name="primary-y" chart:style-name="ch6">
            <chart:title svg:x="0.451cm" svg:y="9.338cm" chart:style-name="ch7">
              <text:p>Czas [s]</text:p>
            </chart:title>
            <chart:grid chart:style-name="ch8" chart:class="major"/>
          </chart:axis>
          <chart:series chart:style-name="ch9" chart:values-cell-range-address="Arkusz1.C61:Arkusz1.C65" chart:label-cell-address="Arkusz1.C60:Arkusz1.C60" chart:class="chart:bar">
            <chart:data-point chart:repeated="5"/>
          </chart:series>
          <chart:series chart:style-name="ch10" chart:values-cell-range-address="Arkusz1.F61:Arkusz1.F65" chart:label-cell-address="Arkusz1.F60:Arkusz1.F60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ore</text:p>
                <draw:g>
                  <svg:desc>Arkusz1.C60:Arkusz1.C60</svg:desc>
                </draw:g>
              </table:table-cell>
              <table:table-cell office:value-type="string">
                <text:p>4 cores</text:p>
                <draw:g>
                  <svg:desc>Arkusz1.F60:Arkusz1.F6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illing</text:p>
                <draw:g>
                  <svg:desc>Arkusz1.B61:Arkusz1.B65</svg:desc>
                </draw:g>
              </table:table-cell>
              <table:table-cell office:value-type="float" office:value="2.132256">
                <text:p>2.132256</text:p>
                <draw:g>
                  <svg:desc>Arkusz1.C61:Arkusz1.C65</svg:desc>
                </draw:g>
              </table:table-cell>
              <table:table-cell office:value-type="float" office:value="0.388592">
                <text:p>0.388592</text:p>
                <draw:g>
                  <svg:desc>Arkusz1.F61:Arkusz1.F65</svg:desc>
                </draw:g>
              </table:table-cell>
            </table:table-row>
            <table:table-row>
              <table:table-cell office:value-type="string">
                <text:p>spread</text:p>
              </table:table-cell>
              <table:table-cell office:value-type="float" office:value="1.251743">
                <text:p>1.251743</text:p>
              </table:table-cell>
              <table:table-cell office:value-type="float" office:value="1.276093">
                <text:p>1.276093</text:p>
              </table:table-cell>
            </table:table-row>
            <table:table-row>
              <table:table-cell office:value-type="string">
                <text:p>sort</text:p>
              </table:table-cell>
              <table:table-cell office:value-type="float" office:value="35.963928">
                <text:p>35.963928</text:p>
              </table:table-cell>
              <table:table-cell office:value-type="float" office:value="8.52936">
                <text:p>8.52936</text:p>
              </table:table-cell>
            </table:table-row>
            <table:table-row>
              <table:table-cell office:value-type="string">
                <text:p>combine</text:p>
              </table:table-cell>
              <table:table-cell office:value-type="float" office:value="0.561278">
                <text:p>0.561278</text:p>
              </table:table-cell>
              <table:table-cell office:value-type="float" office:value="0.636752">
                <text:p>0.636752</text:p>
              </table:table-cell>
            </table:table-row>
            <table:table-row>
              <table:table-cell office:value-type="string">
                <text:p>complete</text:p>
              </table:table-cell>
              <table:table-cell office:value-type="float" office:value="39.909262">
                <text:p>39.909262</text:p>
              </table:table-cell>
              <table:table-cell office:value-type="float" office:value="10.383984">
                <text:p>10.38398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